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ctor.ensureCapacity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removeAl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elementA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removeElementA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Vector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removeElemen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setSiz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set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index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remov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setElementAt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remove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add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addAll( int var0 , java . util . Collec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addElemen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insertElementAt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lastIndex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toArray( java . lang . Objec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removeRange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fir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ad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g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add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lastIndexOf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trimTo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subList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indexOf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contains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retain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Vecto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la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copyInto( java . lang . Objec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contain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ctor.Vector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